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Wedgie Medium" svg:font-family="'Wedgie Medium'"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9" style:family="table">
      <style:table-properties style:width="14.998cm" table:align="margins"/>
    </style:style>
    <style:style style:name="Tabela9.A" style:family="table-column">
      <style:table-column-properties style:column-width="3.016cm" style:rel-column-width="1710*"/>
    </style:style>
    <style:style style:name="Tabela9.B" style:family="table-column">
      <style:table-column-properties style:column-width="4.868cm" style:rel-column-width="2760*"/>
    </style:style>
    <style:style style:name="Tabela9.C" style:family="table-column">
      <style:table-column-properties style:column-width="3.362cm" style:rel-column-width="1906*"/>
    </style:style>
    <style:style style:name="Tabela9.D" style:family="table-column">
      <style:table-column-properties style:column-width="3.752cm" style:rel-column-width="2127*"/>
    </style:style>
    <style:style style:name="Tabela9.A1" style:family="table-cell">
      <style:table-cell-properties fo:padding="0.097cm" fo:border-left="0.002cm solid #000000" fo:border-right="none" fo:border-top="0.002cm solid #000000" fo:border-bottom="0.002cm solid #000000"/>
    </style:style>
    <style:style style:name="Tabela9.D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7" style:family="table">
      <style:table-properties style:width="15.584cm" table:align="left" style:writing-mode="lr-tb"/>
    </style:style>
    <style:style style:name="Tabela7.A" style:family="table-column">
      <style:table-column-properties style:column-width="5.609cm"/>
    </style:style>
    <style:style style:name="Tabela7.B" style:family="table-column">
      <style:table-column-properties style:column-width="9.975cm"/>
    </style:style>
    <style:style style:name="Tabela7.1" style:family="table-row">
      <style:table-row-properties style:keep-together="true" fo:keep-together="auto"/>
    </style:style>
    <style:style style:name="Tabela7.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a7.B1" style:family="table-cell">
      <style:table-cell-properties style:vertical-align="top" fo:background-color="#cccccc" fo:padding="0.097cm" fo:border="0.002cm solid #000000" style:writing-mode="lr-tb">
        <style:background-image/>
      </style:table-cell-properties>
    </style:style>
    <style:style style:name="Tabela7.A2" style:family="table-cell">
      <style:table-cell-properties style:vertical-align="top" fo:padding="0.097cm" fo:border-left="0.002cm solid #000000" fo:border-right="none" fo:border-top="none" fo:border-bottom="0.002cm solid #000000" style:writing-mode="lr-tb"/>
    </style:style>
    <style:style style:name="Tabela7.B2" style:family="table-cell">
      <style:table-cell-properties style:vertical-align="top" fo:padding="0.097cm" fo:border="0.002cm solid #000000" style:writing-mode="lr-tb"/>
    </style:style>
    <style:style style:name="Tabela8" style:family="table">
      <style:table-properties style:width="15.584cm" table:align="left" style:writing-mode="lr-tb"/>
    </style:style>
    <style:style style:name="Tabela8.A" style:family="table-column">
      <style:table-column-properties style:column-width="5.609cm"/>
    </style:style>
    <style:style style:name="Tabela8.B" style:family="table-column">
      <style:table-column-properties style:column-width="9.975cm"/>
    </style:style>
    <style:style style:name="Tabela8.1" style:family="table-row">
      <style:table-row-properties style:keep-together="true" fo:keep-together="auto"/>
    </style:style>
    <style:style style:name="Tabela8.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a8.B1" style:family="table-cell">
      <style:table-cell-properties style:vertical-align="top" fo:background-color="#cccccc" fo:padding="0.097cm" fo:border="0.002cm solid #000000" style:writing-mode="lr-tb">
        <style:background-image/>
      </style:table-cell-properties>
    </style:style>
    <style:style style:name="Tabela8.A2" style:family="table-cell">
      <style:table-cell-properties style:vertical-align="top" fo:padding="0.097cm" fo:border-left="0.002cm solid #000000" fo:border-right="none" fo:border-top="none" fo:border-bottom="0.002cm solid #000000" style:writing-mode="lr-tb"/>
    </style:style>
    <style:style style:name="Tabela8.B2"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7.013cm" fo:margin-left="0cm" fo:margin-right="-0.012cm" table:align="margins"/>
    </style:style>
    <style:style style:name="Tabela1.A" style:family="table-column">
      <style:table-column-properties style:column-width="2.54cm" style:rel-column-width="9784*"/>
    </style:style>
    <style:style style:name="Tabela1.B" style:family="table-column">
      <style:table-column-properties style:column-width="3.124cm" style:rel-column-width="12033*"/>
    </style:style>
    <style:style style:name="Tabela1.C" style:family="table-column">
      <style:table-column-properties style:column-width="2.129cm" style:rel-column-width="8201*"/>
    </style:style>
    <style:style style:name="Tabela1.D" style:family="table-column">
      <style:table-column-properties style:column-width="5.05cm" style:rel-column-width="19453*"/>
    </style:style>
    <style:style style:name="Tabela1.E" style:family="table-column">
      <style:table-column-properties style:column-width="2.007cm" style:rel-column-width="7732*"/>
    </style:style>
    <style:style style:name="Tabela1.F" style:family="table-column">
      <style:table-column-properties style:column-width="2.163cm" style:rel-column-width="8332*"/>
    </style:style>
    <style:style style:name="Tabe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cccccc" fo:padding="0.097cm" fo:border="0.002cm solid #000000">
        <style:background-image/>
      </style:table-cell-properties>
    </style:style>
    <style:style style:name="Tabela1.A2" style:family="table-cell">
      <style:table-cell-properties fo:background-color="#cccccc" fo:padding="0.097cm" fo:border-left="0.002cm solid #000000" fo:border-right="none" fo:border-top="none" fo:border-bottom="0.002cm solid #000000">
        <style:background-image/>
      </style:table-cell-properties>
    </style:style>
    <style:style style:name="Tabela1.F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a1.A3"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2.884cm" style:rel-column-width="11109*"/>
    </style:style>
    <style:style style:name="Tabela2.B" style:family="table-column">
      <style:table-column-properties style:column-width="4.154cm" style:rel-column-width="16001*"/>
    </style:style>
    <style:style style:name="Tabela2.C" style:family="table-column">
      <style:table-column-properties style:column-width="6.05cm" style:rel-column-width="23305*"/>
    </style:style>
    <style:style style:name="Tabela2.D" style:family="table-column">
      <style:table-column-properties style:column-width="1.889cm" style:rel-column-width="7277*"/>
    </style:style>
    <style:style style:name="Tabela2.E" style:family="table-column">
      <style:table-column-properties style:column-width="2.036cm" style:rel-column-width="7843*"/>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B1" style:family="table-cell">
      <style:table-cell-properties fo:background-color="#cccccc" fo:padding="0.097cm" fo:border="0.002cm solid #000000">
        <style:background-image/>
      </style:table-cell-properties>
    </style:style>
    <style:style style:name="Tabela2.A2" style:family="table-cell">
      <style:table-cell-properties fo:background-color="#cccccc" fo:padding="0.097cm" fo:border-left="0.002cm solid #000000" fo:border-right="none" fo:border-top="none" fo:border-bottom="0.002cm solid #000000">
        <style:background-image/>
      </style:table-cell-properties>
    </style:style>
    <style:style style:name="Tabela2.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a2.A3" style:family="table-cell">
      <style:table-cell-properties fo:padding="0.097cm" fo:border-left="0.002cm solid #000000" fo:border-right="none" fo:border-top="none" fo:border-bottom="0.002cm solid #000000"/>
    </style:style>
    <style:style style:name="Tabela2.E3"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4.286cm" style:rel-column-width="16511*"/>
    </style:style>
    <style:style style:name="Tabela3.B" style:family="table-column">
      <style:table-column-properties style:column-width="3.702cm" style:rel-column-width="14262*"/>
    </style:style>
    <style:style style:name="Tabela3.C" style:family="table-column">
      <style:table-column-properties style:column-width="9.024cm" style:rel-column-width="34762*"/>
    </style:style>
    <style:style style:name="Tabe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C1" style:family="table-cell">
      <style:table-cell-properties fo:background-color="#cccccc" fo:padding="0.097cm" fo:border="0.002cm solid #000000">
        <style:background-image/>
      </style:table-cell-properties>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4.313cm" style:rel-column-width="16613*"/>
    </style:style>
    <style:style style:name="Tabela4.B" style:family="table-column">
      <style:table-column-properties style:column-width="3.676cm" style:rel-column-width="14160*"/>
    </style:style>
    <style:style style:name="Tabela4.C" style:family="table-column">
      <style:table-column-properties style:column-width="9.024cm" style:rel-column-width="34762*"/>
    </style:style>
    <style:style style:name="Tabe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4.C1" style:family="table-cell">
      <style:table-cell-properties fo:background-color="#cccccc" fo:padding="0.097cm" fo:border="0.002cm solid #000000">
        <style:background-image/>
      </style:table-cell-properties>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5" style:family="table">
      <style:table-properties style:width="17.013cm" fo:margin-left="0cm" fo:margin-right="-0.012cm" table:align="margins"/>
    </style:style>
    <style:style style:name="Tabela5.A" style:family="table-column">
      <style:table-column-properties style:column-width="4.313cm" style:rel-column-width="16613*"/>
    </style:style>
    <style:style style:name="Tabela5.B" style:family="table-column">
      <style:table-column-properties style:column-width="3.676cm" style:rel-column-width="14160*"/>
    </style:style>
    <style:style style:name="Tabela5.C" style:family="table-column">
      <style:table-column-properties style:column-width="9.024cm" style:rel-column-width="34762*"/>
    </style:style>
    <style:style style:name="Tabe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5.C1" style:family="table-cell">
      <style:table-cell-properties fo:background-color="#cccccc" fo:padding="0.097cm" fo:border="0.002cm solid #000000">
        <style:background-image/>
      </style:table-cell-properties>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size="10pt" style:font-size-asian="10pt" style:font-size-complex="10pt"/>
    </style:style>
    <style:style style:name="P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center" style:justify-single-word="false"/>
      <style:text-properties fo:font-weight="bold"/>
    </style:style>
    <style:style style:name="P8" style:family="paragraph" style:parent-style-name="Standard">
      <style:paragraph-properties fo:margin-left="0cm" fo:margin-right="0cm" fo:text-align="justify" style:justify-single-word="false" fo:text-indent="1.249cm" style:auto-text-indent="false"/>
    </style:style>
    <style:style style:name="P9" style:family="paragraph" style:parent-style-name="Standard">
      <style:paragraph-properties fo:margin-left="0cm" fo:margin-right="0cm" fo:text-align="justify" style:justify-single-word="false" fo:text-indent="1.249cm" style:auto-text-indent="false"/>
      <style:text-properties fo:font-weight="bold"/>
    </style:style>
    <style:style style:name="P10" style:family="paragraph" style:parent-style-name="Standard">
      <style:paragraph-properties fo:margin-left="0cm" fo:margin-right="0cm" fo:text-align="justify" style:justify-single-word="false" fo:text-indent="1.249cm" style:auto-text-indent="false"/>
      <style:text-properties style:font-name="Times New Roman1" fo:font-size="12pt"/>
    </style:style>
    <style:style style:name="P11" style:family="paragraph" style:parent-style-name="Standard">
      <style:paragraph-properties fo:margin-left="0cm" fo:margin-right="0cm" fo:line-height="100%" fo:text-align="justify" style:justify-single-word="false" fo:text-indent="1.249cm" style:auto-text-indent="false"/>
      <style:text-properties style:font-name="Times New Roman1" fo:font-size="12pt"/>
    </style:style>
    <style:style style:name="P12" style:family="paragraph" style:parent-style-name="Standard">
      <style:paragraph-properties fo:margin-left="0cm" fo:margin-right="0cm" fo:line-height="150%" fo:text-align="justify" style:justify-single-word="false" fo:text-indent="1.249cm" style:auto-text-indent="false"/>
    </style:style>
    <style:style style:name="P13" style:family="paragraph" style:parent-style-name="Text_20_body">
      <style:paragraph-properties fo:margin-left="0cm" fo:margin-right="0cm" fo:text-align="justify" style:justify-single-word="false" fo:text-indent="1.249cm" style:auto-text-indent="false"/>
      <style:text-properties style:font-name="Times New Roman1" fo:font-size="12pt"/>
    </style:style>
    <style:style style:name="P14" style:family="paragraph" style:parent-style-name="Text_20_body">
      <style:paragraph-properties fo:margin-left="0cm" fo:margin-right="0cm" fo:text-align="center" style:justify-single-word="false" fo:text-indent="1.249cm" style:auto-text-indent="false"/>
      <style:text-properties style:font-name="Times New Roman1" fo:font-size="12pt" fo:font-weight="bold" style:font-weight-asian="bold"/>
    </style:style>
    <style:style style:name="P15" style:family="paragraph" style:parent-style-name="Text_20_body">
      <style:paragraph-properties fo:margin-left="0cm" fo:margin-right="0cm" fo:text-align="center" style:justify-single-word="false" fo:text-indent="0cm" style:auto-text-indent="false"/>
      <style:text-properties fo:font-weight="bold"/>
    </style:style>
    <style:style style:name="P16" style:family="paragraph" style:parent-style-name="Text_20_body">
      <style:paragraph-properties fo:margin-left="0cm" fo:margin-right="0cm" fo:text-align="justify" style:justify-single-word="false" fo:text-indent="0cm" style:auto-text-indent="false"/>
      <style:text-properties fo:font-weight="bold"/>
    </style:style>
    <style:style style:name="P17" style:family="paragraph" style:parent-style-name="Text_20_body">
      <style:paragraph-properties fo:margin-left="0cm" fo:margin-right="0cm" fo:text-align="justify" style:justify-single-word="false" fo:text-indent="0cm" style:auto-text-indent="false"/>
      <style:text-properties style:font-name="Times New Roman1" fo:font-size="12pt"/>
    </style:style>
    <style:style style:name="P18" style:family="paragraph" style:parent-style-name="Text_20_body">
      <style:paragraph-properties fo:margin-left="0cm" fo:margin-right="0cm" fo:text-align="justify" style:justify-single-word="false" fo:text-indent="0cm" style:auto-text-indent="false"/>
      <style:text-properties style:font-name="Times New Roman1" fo:font-size="12pt" fo:font-weight="bold" style:font-weight-asian="bold" style:font-weight-complex="bold"/>
    </style:style>
    <style:style style:name="P19" style:family="paragraph" style:parent-style-name="Standard">
      <style:paragraph-properties fo:margin-left="0cm" fo:margin-right="0cm" fo:margin-top="0.3cm" fo:margin-bottom="0.199cm" fo:text-align="justify" style:justify-single-word="false" fo:text-indent="0cm" style:auto-text-indent="false"/>
    </style:style>
    <style:style style:name="P20" style:family="paragraph" style:parent-style-name="Text_20_body">
      <style:paragraph-properties fo:margin-left="0cm" fo:margin-right="0cm" fo:margin-top="0.3cm" fo:margin-bottom="0.199cm" fo:text-align="center" style:justify-single-word="false" fo:text-indent="0cm" style:auto-text-indent="false"/>
      <style:text-properties style:font-name="Times New Roman1" fo:font-size="12pt" fo:font-weight="bold" style:font-weight-asian="bold" style:font-weight-complex="bold"/>
    </style:style>
    <style:style style:name="P21" style:family="paragraph" style:parent-style-name="Standard">
      <style:paragraph-properties fo:margin-left="0cm" fo:margin-right="0cm" fo:text-align="justify" style:justify-single-word="false" fo:text-indent="0cm" style:auto-text-indent="false"/>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1" fo:font-size="12pt" fo:font-weight="bold" style:font-weight-asian="bold"/>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1" fo:font-size="12pt"/>
    </style:style>
    <style:style style:name="P24"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style>
    <style:style style:name="P25" style:family="paragraph" style:parent-style-name="Text_20_body">
      <style:paragraph-properties fo:margin-left="0cm" fo:margin-right="0cm" fo:text-align="end" style:justify-single-word="false" fo:text-indent="0cm" style:auto-text-indent="false" fo:break-before="page"/>
      <style:text-properties style:font-name="Times New Roman1" fo:font-size="13pt" fo:font-weight="bold" style:font-size-asian="13pt" style:font-weight-asian="bold" style:font-size-complex="13pt" style:font-weight-complex="bold"/>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ize="12pt" fo:font-weight="bold" style:font-size-asian="12pt" style:font-weight-asian="bold" style:font-size-complex="12pt"/>
    </style:style>
    <style:style style:name="P29" style:family="paragraph" style:parent-style-name="Standard">
      <style:text-properties fo:font-size="14pt" fo:font-weight="bold" style:font-size-asian="14pt" style:font-weight-asian="bold" style:font-size-complex="14pt"/>
    </style:style>
    <style:style style:name="P30" style:family="paragraph" style:parent-style-name="Standard">
      <style:text-properties fo:font-size="14pt" fo:font-weight="bold" style:font-size-asian="14pt" style:font-size-complex="14pt"/>
    </style:style>
    <style:style style:name="P31" style:family="paragraph" style:parent-style-name="Standard">
      <style:paragraph-properties fo:break-before="page"/>
      <style:text-properties fo:font-size="14pt" fo:font-weight="bold" style:font-size-asian="14pt" style:font-weight-asian="bold" style:font-size-complex="14pt"/>
    </style:style>
    <style:style style:name="P32" style:family="paragraph" style:parent-style-name="Text_20_body">
      <style:paragraph-properties fo:margin-left="0cm" fo:margin-right="0cm" fo:text-align="center" style:justify-single-word="false" fo:text-indent="0.079cm" style:auto-text-indent="false"/>
      <style:text-properties style:font-name="Times New Roman1" fo:font-size="12pt"/>
    </style:style>
    <style:style style:name="P33" style:family="paragraph" style:parent-style-name="Table_20_Contents_20__28_user_29_">
      <style:paragraph-properties style:snap-to-layout-grid="false"/>
      <style:text-properties fo:font-size="10pt" fo:font-weight="bold" style:font-size-asian="10pt" style:font-weight-asian="bold" style:font-size-complex="10pt" style:font-weight-complex="bold"/>
    </style:style>
    <style:style style:name="P34"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0pt" fo:font-weight="bold" style:font-size-asian="10pt" style:font-weight-asian="bold" style:font-size-complex="10pt" style:font-weight-complex="bold"/>
    </style:style>
    <style:style style:name="P35"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0pt" style:font-size-asian="10pt" style:font-size-complex="10pt"/>
    </style:style>
    <style:style style:name="P36" style:family="paragraph" style:parent-style-name="Heading_20_3" style:list-style-name="WW8Num11">
      <style:paragraph-properties fo:margin-left="0cm" fo:margin-right="0cm" fo:margin-top="0cm" fo:margin-bottom="0cm" fo:text-align="justify" style:justify-single-word="false" fo:orphans="0" fo:widows="0" fo:hyphenation-ladder-count="no-limit" fo:text-indent="0cm" style:auto-text-indent="false"/>
      <style:text-properties fo:hyphenate="false" fo:hyphenation-remain-char-count="2" fo:hyphenation-push-char-count="2"/>
    </style:style>
    <style:style style:name="P37"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font-size-complex="16pt"/>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2">
      <style:paragraph-properties fo:text-align="justify" style:justify-single-word="false"/>
      <style:text-properties fo:font-weight="bold"/>
    </style:style>
    <style:style style:name="P40" style:family="paragraph" style:parent-style-name="Text_20_body" style:list-style-name="L2">
      <style:paragraph-properties fo:text-align="justify" style:justify-single-word="false"/>
      <style:text-properties fo:font-weight="normal" style:font-weight-asian="normal" style:font-weight-complex="normal"/>
    </style:style>
    <style:style style:name="P41" style:family="paragraph" style:parent-style-name="Text_20_body" style:list-style-name="L3">
      <style:paragraph-properties fo:margin-left="0cm" fo:margin-right="0cm" fo:text-align="justify" style:justify-single-word="false" fo:text-indent="0cm" style:auto-text-indent="false"/>
      <style:text-properties fo:font-weight="bold"/>
    </style:style>
    <style:style style:name="T1" style:family="text">
      <style:text-properties style:font-name="Times New Roman1" fo:font-size="12pt" fo:font-weight="bold" style:font-weight-asian="bold" style:font-weight-complex="bold"/>
    </style:style>
    <style:style style:name="T2" style:family="text">
      <style:text-properties style:font-name="Times New Roman1" fo:font-size="12pt" fo:font-weight="normal" style:font-weight-asian="normal" style:font-weight-complex="normal"/>
    </style:style>
    <style:style style:name="T3" style:family="text">
      <style:text-properties style:font-name="Times New Roman1" fo:font-size="12pt" fo:language="pt" fo:country="BR" fo:font-weight="bold" style:font-weight-asian="bold" style:font-weight-complex="bold"/>
    </style:style>
    <style:style style:name="T4" style:family="text">
      <style:text-properties style:font-name="Times New Roman1" fo:font-size="12pt" fo:language="pt" fo:country="BR" fo:font-weight="normal" style:font-weight-asian="normal" style:font-weight-complex="normal"/>
    </style:style>
    <style:style style:name="T5" style:family="text">
      <style:text-properties style:font-name="Times New Roman1" fo:font-size="12pt" fo:language="pt" fo:country="BR" fo:font-weight="normal" style:font-size-asian="12pt" style:font-weight-asian="normal" style:font-size-complex="12pt" style:font-weight-complex="normal"/>
    </style:style>
    <style:style style:name="T6" style:family="text">
      <style:text-properties style:font-name="Times New Roman1" fo:font-size="12pt" fo:language="pt" fo:country="BR" style:font-weight-asian="normal" style:font-weight-complex="normal"/>
    </style:style>
    <style:style style:name="T7" style:family="text">
      <style:text-properties style:font-name="Times New Roman1" fo:font-size="14pt" fo:font-weight="bold" style:font-size-asian="14pt" style:font-weight-asian="bold" style:font-size-complex="14pt"/>
    </style:style>
    <style:style style:name="T8" style:family="text">
      <style:text-properties style:font-name="Times New Roman1" fo:language="pt" fo:country="BR" style:font-weight-complex="normal"/>
    </style:style>
    <style:style style:name="T9" style:family="text">
      <style:text-properties fo:font-weight="bold" style:font-weight-asian="bold"/>
    </style:style>
    <style:style style:name="T10" style:family="text">
      <style:text-properties fo:font-size="14pt" fo:font-weight="bold" style:font-size-asian="14pt" style:font-weight-asian="bold" style:font-size-complex="14pt"/>
    </style:style>
    <style:style style:name="T11" style:family="text">
      <style:text-properties style:font-name="Times New Roman" fo:font-size="12pt" style:font-size-asian="12pt" style:font-name-complex="Times New Roman" style:font-size-complex="12pt"/>
    </style:style>
    <style:style style:name="T12" style:family="text">
      <style:text-properties style:font-name="Times New Roman" fo:font-size="12pt" fo:font-weight="bold" style:font-size-asian="12pt" style:font-weight-asian="bold" style:font-name-complex="Times New Roman" style:font-size-complex="12pt" style:font-weight-complex="bold"/>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color="#000000" style:font-name="Times New Roman" fo:language="pt" fo:country="BR" style:font-size-asian="12pt" style:font-weight-asian="normal" style:font-size-complex="12pt" style:font-weight-complex="normal"/>
    </style:style>
    <style:style style:name="T1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ocumento de Especificação de Requisitos</text:p>
      <text:p text:style-name="Standard"/>
      <text:p text:style-name="P26"/>
      <text:p text:style-name="Standard"><text:span text:style-name="T9">Projeto</text:span>: <text:span text:style-name="SemanticAnnotation-ref-hf001">&lt;&lt;nome do projeto&gt;&gt;</text:span></text:p>
      <text:p text:style-name="Standard"/>
      <text:p text:style-name="P27">Registro de Alterações:</text:p>
      <text:p text:style-name="Standard"/>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6">Versão</text:p>
          </table:table-cell>
          <table:table-cell table:style-name="Tabela9.A1" office:value-type="string">
            <text:p text:style-name="P6">Responsáveis</text:p>
          </table:table-cell>
          <table:table-cell table:style-name="Tabela9.A1" office:value-type="string">
            <text:p text:style-name="P6">Data</text:p>
          </table:table-cell>
          <table:table-cell table:style-name="Tabela9.D1" office:value-type="string">
            <text:p text:style-name="P6">Alterações</text:p>
          </table:table-cell>
        </table:table-row>
        <table:table-row>
          <table:table-cell table:style-name="Tabela9.A2" office:value-type="string">
            <text:p text:style-name="P5">&lt;&lt;identificação da versão&gt;&gt;</text:p>
          </table:table-cell>
          <table:table-cell table:style-name="Tabela9.A2" office:value-type="string">
            <text:p text:style-name="P5">&lt;&lt;nomes das pessoas que elaboraram ou alteraram a versão, separados por vírgula&gt;&gt;</text:p>
          </table:table-cell>
          <table:table-cell table:style-name="Tabela9.A2" office:value-type="string">
            <text:p text:style-name="P5">&lt;&lt;data de registro da versão&gt;&gt;</text:p>
          </table:table-cell>
          <table:table-cell table:style-name="Tabela9.D2" office:value-type="string">
            <text:p text:style-name="P5">&lt;&lt;alterações em relação à versão anterior&gt;&gt;</text:p>
          </table:table-cell>
        </table:table-row>
      </table:table>
      <text:p text:style-name="Standard"/>
      <text:p text:style-name="P29"/>
      <text:p text:style-name="P29">1. Introdução</text:p>
      <text:p text:style-name="Standard"/>
      <text:p text:style-name="P11">Este documento apresenta a especificação dos requisitos da ferramenta &lt;&lt;nome da ferramenta&gt;&gt;. A atividade de análise de requisitos foi conduzida aplicando-se técnicas de modelagem de casos de uso, modelagem de classes e modelagem de comportamento dinâmico do sistema. Os modelos apresentados foram elaborados usando a UML. Este documento está organizado da seguinte forma: a seção 2 apresenta os subsistemas identificados, mostrando suas dependências na forma de um diagrama de pacotes; a seção 3 apresenta o modelo de casos de uso, incluindo descrições de atores, os diagramas de casos de uso e descrições de casos de uso; a seção 4 apresenta o modelo conceitual estrutural do sistema, na forma de diagramas de classes; a seção 5 <text:s/>apresenta o modelo comportamental dinâmico do sistema, na forma de diagramas de estado; finalmente, a seção 6 apresenta o glossário do projeto, contendo as definições das classes identificadas.</text:p>
      <text:p text:style-name="P12"/>
      <text:p text:style-name="Standard"/>
      <text:p text:style-name="Standard"><text:span text:style-name="T10">2. </text:span><text:span text:style-name="T7">Identificação de Subsistemas</text:span></text:p>
      <text:p text:style-name="Standard"/>
      <text:p text:style-name="P10">A Figura 1 mostra os subsistemas identificados no contexto do presente projeto, os quais são descritos na tabela abaixo.</text:p>
      <text:p text:style-name="P13"/>
      <text:p text:style-name="P32">&lt;&lt;diagrama de pacotes, contendo os subsistemas identificados e suas dependências&gt;&gt;</text:p>
      <text:p text:style-name="P7"/>
      <text:p text:style-name="P7">Figura 1 – Diagrama de Pacotes e os Subsistemas Identificados.</text:p>
      <text:p text:style-name="P14"><text:span text:style-name="SemanticAnnotation-ref-hf002"><text:span text:style-name="T15"/></text:span></text:p>
      <text:p text:style-name="P14"><text:span text:style-name="SemanticAnnotation-ref-hf002"><text:span text:style-name="T15">Tabela 1 – Subsistemas</text:span></text:span></text:p>
      <table:table table:name="Tabela7" table:style-name="Tabela7">
        <table:table-column table:style-name="Tabela7.A"/>
        <table:table-column table:style-name="Tabela7.B"/>
        <table:table-row table:style-name="Tabela7.1">
          <table:table-cell table:style-name="Tabela7.A1" office:value-type="string">
            <text:p text:style-name="P33">Subsistema</text:p>
          </table:table-cell>
          <table:table-cell table:style-name="Tabela7.B1" office:value-type="string">
            <text:p text:style-name="P34">Descrição</text:p>
          </table:table-cell>
        </table:table-row>
        <table:table-row table:style-name="Tabela7.1">
          <table:table-cell table:style-name="Tabela7.A2" office:value-type="string">
            <text:p text:style-name="P33">&lt;&lt;nome do subsistema&gt;&gt;</text:p>
          </table:table-cell>
          <table:table-cell table:style-name="Tabela7.B2" office:value-type="string">
            <text:p text:style-name="P35">&lt;&lt;descrição do subsistema&gt;&gt;</text:p>
          </table:table-cell>
        </table:table-row>
      </table:table>
      <text:p text:style-name="P10"/>
      <text:p text:style-name="P13"><text:soft-page-break/></text:p>
      <text:p text:style-name="P13"/>
      <text:p text:style-name="P29">3. Modelo de Casos de Uso</text:p>
      <text:p text:style-name="P10"/>
      <text:p text:style-name="P10">O modelo de casos de uso visa capturar e descrever as funcionalidades que um sistema deve prover para os atores que interagem com o mesmo. Os atores identificados no contexto deste projeto estão descritos na tabela abaixo.</text:p>
      <text:p text:style-name="P10"/>
      <text:p text:style-name="P14"><text:span text:style-name="SemanticAnnotation-ref-hf002"><text:span text:style-name="T15">Tabela 2 – Atores.</text:span></text:span></text:p>
      <table:table table:name="Tabela8" table:style-name="Tabela8">
        <table:table-column table:style-name="Tabela8.A"/>
        <table:table-column table:style-name="Tabela8.B"/>
        <table:table-row table:style-name="Tabela8.1">
          <table:table-cell table:style-name="Tabela8.A1" office:value-type="string">
            <text:p text:style-name="P33">Ator</text:p>
          </table:table-cell>
          <table:table-cell table:style-name="Tabela8.B1" office:value-type="string">
            <text:p text:style-name="P34">Descrição</text:p>
          </table:table-cell>
        </table:table-row>
        <table:table-row table:style-name="Tabela8.1">
          <table:table-cell table:style-name="Tabela8.A2" office:value-type="string">
            <text:p text:style-name="P33">&lt;&lt;nome do ator&gt;&gt;</text:p>
          </table:table-cell>
          <table:table-cell table:style-name="Tabela8.B2" office:value-type="string">
            <text:p text:style-name="P35">&lt;&lt;descrição do ator&gt;&gt;</text:p>
          </table:table-cell>
        </table:table-row>
      </table:table>
      <text:p text:style-name="P10"/>
      <text:p text:style-name="P10"/>
      <text:p text:style-name="P13"><text:s/>A seguir, são apresentados os diagramas de casos de uso e descrições associadas, organizados por subsistema.</text:p>
      <text:p text:style-name="P13"/>
      <text:p text:style-name="P28">3.1 - Subsistema <text:s/>&lt;&lt;<text:span text:style-name="T14">nome do subsistema</text:span>&gt;&gt;</text:p>
      <text:p text:style-name="Standard"/>
      <text:p text:style-name="P10">A Figura 2 apresenta o diagrama de casos de uso do subsistema &lt;&lt;<text:span text:style-name="T14">nome do subsistema</text:span>&gt;&gt;. </text:p>
      <text:p text:style-name="P10"/>
      <text:p text:style-name="P13"/>
      <text:p text:style-name="P32">&lt;&lt;diagrama de casos de uso do subsistema&gt;&gt;</text:p>
      <text:p text:style-name="P7">Figura 2 – Diagrama de Casos de Uso do Subsistema &lt;&lt;<text:span text:style-name="T14">nome do subsistema</text:span>&gt;&gt;.</text:p>
      <text:p text:style-name="P22"/>
      <text:p text:style-name="P13">A seguir, são apresentadas as descrições de cada um dos casos de uso identificados. Os casos de uso cadastrais de baixa complexidade, envolvendo inclusão, alteração, consulta e exclusão, são descritos na tabela abaixo, segundo o padrão da organização.</text:p>
      <text:p text:style-name="P20"><text:span text:style-name="SemanticAnnotation-ref-hf002"><text:span text:style-name="T15">Tabela 3 – </text:span></text:span>Casos de Uso Cadastrai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Subsistema </text:p>
          </table:table-cell>
          <table:table-cell table:style-name="Tabela1.B1" table:number-columns-spanned="5" office:value-type="string">
            <text:p text:style-name="P2">&lt;&lt;nome subsistema&gt;&gt;</text:p>
          </table:table-cell>
          <table:covered-table-cell/>
          <table:covered-table-cell/>
          <table:covered-table-cell/>
          <table:covered-table-cell/>
        </table:table-row>
        <table:table-row>
          <table:table-cell table:style-name="Tabela1.A2" office:value-type="string">
            <text:p text:style-name="P2">Identificador</text:p>
          </table:table-cell>
          <table:table-cell table:style-name="Tabela1.A2" office:value-type="string">
            <text:p text:style-name="P2">Caso de Uso</text:p>
          </table:table-cell>
          <table:table-cell table:style-name="Tabela1.A2" office:value-type="string">
            <text:p text:style-name="P2">Ações Possíveis</text:p>
          </table:table-cell>
          <table:table-cell table:style-name="Tabela1.A2" office:value-type="string">
            <text:p text:style-name="P2">Observações</text:p>
          </table:table-cell>
          <table:table-cell table:style-name="Tabela1.A2" office:value-type="string">
            <text:p text:style-name="P2">Requisitos</text:p>
          </table:table-cell>
          <table:table-cell table:style-name="Tabela1.F2" office:value-type="string">
            <text:p text:style-name="P2">Classes</text:p>
          </table:table-cell>
        </table:table-row>
        <table:table-row>
          <table:table-cell table:style-name="Tabela1.A3" office:value-type="string">
            <text:p text:style-name="P2">&lt;&lt;identificador do caso de uso&gt;&gt;</text:p>
          </table:table-cell>
          <table:table-cell table:style-name="Tabela1.A3" office:value-type="string">
            <text:p text:style-name="P2">&lt;&lt;nome do caso de uso&gt;&gt;</text:p>
          </table:table-cell>
          <table:table-cell table:style-name="Tabela1.A3" office:value-type="string">
            <text:p text:style-name="P1">&lt;&lt;alguma combinação dos valores I,A,C,E, indicando, respectiva-mente Inclusão, Alteração, Consulta e Exclusão&gt;&gt;</text:p>
          </table:table-cell>
          <table:table-cell table:style-name="Tabela1.A3" office:value-type="string">
            <text:p text:style-name="P1">&lt;&lt;informações sobre as ações, iniciando com a indicação da ação entre colchetes (p.ex., [I] para a ação de Inclusão)&gt;&gt;</text:p>
          </table:table-cell>
          <table:table-cell table:style-name="Tabela1.A3" office:value-type="string">
            <text:p text:style-name="P1">&lt;&lt;ids dos requisitos tratados pelo caso de uso, separados por vírgula&gt;&gt;</text:p>
          </table:table-cell>
          <table:table-cell table:style-name="Tabela1.F3" office:value-type="string">
            <text:p text:style-name="P1">&lt;&lt;nomes das classes necessárias para tratar o caso de uso, separados por vírgula&gt;&gt;</text:p>
          </table:table-cell>
        </table:table-row>
      </table:table>
      <text:p text:style-name="P17"/>
      <text:p text:style-name="P17"><text:tab/>Os casos de uso de consulta mais abrangente que as consulta a um único objeto (já tratadas como parte dos casos de uso cadastrais), mas ainda de baixa complexidade, tais como consultas que combinam informações de vários objetos envolvendo filtros, estão descritos na tabela abaixo, segundo o padrão da organização. </text:p>
      <text:p text:style-name="P20"><text:soft-page-break/><text:span text:style-name="SemanticAnnotation-ref-hf002"><text:span text:style-name="T15"/></text:span></text:p>
      <text:p text:style-name="P20"><text:span text:style-name="SemanticAnnotation-ref-hf002"><text:span text:style-name="T15">Tabela 4 – </text:span></text:span>Casos de Uso de Consulta</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Subsistema</text:p>
          </table:table-cell>
          <table:table-cell table:style-name="Tabela2.B1" table:number-columns-spanned="4" office:value-type="string">
            <text:p text:style-name="P2">&lt;&lt;nome subsistema&gt;&gt;</text:p>
          </table:table-cell>
          <table:covered-table-cell/>
          <table:covered-table-cell/>
          <table:covered-table-cell/>
        </table:table-row>
        <table:table-row>
          <table:table-cell table:style-name="Tabela2.A2" office:value-type="string">
            <text:p text:style-name="P2">Identificador</text:p>
          </table:table-cell>
          <table:table-cell table:style-name="Tabela2.A2" office:value-type="string">
            <text:p text:style-name="P2">Caso de Uso</text:p>
          </table:table-cell>
          <table:table-cell table:style-name="Tabela2.A2" office:value-type="string">
            <text:p text:style-name="P2">Observações</text:p>
          </table:table-cell>
          <table:table-cell table:style-name="Tabela2.A2" office:value-type="string">
            <text:p text:style-name="P2">Requisitos</text:p>
          </table:table-cell>
          <table:table-cell table:style-name="Tabela2.E2" office:value-type="string">
            <text:p text:style-name="P2">Classes</text:p>
          </table:table-cell>
        </table:table-row>
        <table:table-row>
          <table:table-cell table:style-name="Tabela2.A3" office:value-type="string">
            <text:p text:style-name="P2">&lt;&lt;identificador do caso de uso&gt;&gt;</text:p>
          </table:table-cell>
          <table:table-cell table:style-name="Tabela2.A3" office:value-type="string">
            <text:p text:style-name="P2">&lt;&lt;nome do caso de uso&gt;&gt;</text:p>
          </table:table-cell>
          <table:table-cell table:style-name="Tabela2.A3" office:value-type="string">
            <text:p text:style-name="P1">&lt;&lt;informações relevantes sobre como efetuar a consulta&gt;&gt;</text:p>
          </table:table-cell>
          <table:table-cell table:style-name="Tabela2.A3" office:value-type="string">
            <text:p text:style-name="P1">&lt;&lt;ids dos requisitos tratados pelo caso de uso, separados por vírgula&gt;&gt;</text:p>
          </table:table-cell>
          <table:table-cell table:style-name="Tabela2.E3" office:value-type="string">
            <text:p text:style-name="P1">&lt;&lt;nomes das classes necessárias para tratar o caso de uso, separados por vírgula&gt;&gt;</text:p>
          </table:table-cell>
        </table:table-row>
      </table:table>
      <text:p text:style-name="P23"/>
      <text:p text:style-name="P18"/>
      <text:p text:style-name="P17"><text:tab/>A seguir, são apresentados os casos de uso de maior complexidade que não puderam ser descritos segundo os formatos tabulares simplificados. Esses casos de uso são descritos segundo o padrão de descrição completa de casos de uso definido.</text:p>
      <text:p text:style-name="P17"/>
      <text:p text:style-name="P17"/>
      <text:p text:style-name="P25">Descrição de Caso de Uso</text:p>
      <text:p text:style-name="P17"/>
      <text:list xml:id="list29459445" text:style-name="WW8Num11">
        <text:list-item>
          <text:list>
            <text:list-item>
              <text:list>
                <text:list-item>
                  <text:h text:style-name="P36" text:outline-level="3"><text:span text:style-name="T11">Projeto: </text:span><text:span text:style-name="SemanticAnnotation-ref-hf001"><text:span text:style-name="T12">&lt;&lt;nome do projeto&gt;&gt;</text:span></text:span></text:h>
                </text:list-item>
              </text:list>
            </text:list-item>
          </text:list>
        </text:list-item>
      </text:list>
      <text:p text:style-name="P21"><text:span text:style-name="T1">Subsistema: </text:span><text:span text:style-name="SemanticAnnotation-ref-hf002"><text:span text:style-name="T1">&lt;&lt; </text:span></text:span><text:span text:style-name="SemanticAnnotation-ref-hf002"><text:span text:style-name="T3">nome do subsistema</text:span></text:span><text:span text:style-name="SemanticAnnotation-ref-hf002"><text:span text:style-name="T1"> &gt;&gt;</text:span></text:span></text:p>
      <text:p text:style-name="P21"><text:span text:style-name="SemanticAnnotation-ref-hf002"><text:span text:style-name="T3">Identificador do Caso de Uso: &lt;&lt;identificador do caso de uso&gt;&gt;</text:span></text:span></text:p>
      <text:p text:style-name="P21"><text:span text:style-name="SemanticAnnotation-ref-hf002"><text:span text:style-name="T3">Caso de Uso: &lt;&lt; nome do caso de uso &gt;&gt;</text:span></text:span></text:p>
      <text:p text:style-name="P21"><text:span text:style-name="SemanticAnnotation-ref-hf002"><text:span text:style-name="T1"/></text:span></text:p>
      <text:p text:style-name="P21"><text:span text:style-name="SemanticAnnotation-ref-hf002"><text:span text:style-name="T3">Descrição Sucinta: </text:span></text:span><text:span text:style-name="SemanticAnnotation-ref-hf002"><text:span text:style-name="T4">&lt;&lt; descrição do propósito do caso de uso em um único parágrafo &gt;&gt;</text:span></text:span></text:p>
      <text:p text:style-name="P21"><text:span text:style-name="SemanticAnnotation-ref-hf002"><text:span text:style-name="T3"/></text:span></text:p>
      <text:p text:style-name="P19"><text:span text:style-name="SemanticAnnotation-ref-hf002"><text:span text:style-name="T3">Fluxos de Eventos Normais</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3">Nome do Fluxo de Eventos Normal</text:p>
          </table:table-cell>
          <table:table-cell table:style-name="Tabela3.A1" office:value-type="string">
            <text:p text:style-name="P2">Precondição</text:p>
          </table:table-cell>
          <table:table-cell table:style-name="Tabela3.C1" office:value-type="string">
            <text:p text:style-name="P2">Descrição</text:p>
          </table:table-cell>
        </table:table-row>
        <table:table-row>
          <table:table-cell table:style-name="Tabela3.A2" office:value-type="string">
            <text:p text:style-name="P4">&lt;&lt;<text:span text:style-name="T13">nome do fluxo de eventos normal</text:span>&gt;&gt;</text:p>
          </table:table-cell>
          <table:table-cell table:style-name="Tabela3.A2" office:value-type="string">
            <text:p text:style-name="P1">&lt;&lt;descrição da precondição&gt;&gt;</text:p>
          </table:table-cell>
          <table:table-cell table:style-name="Tabela3.C2" office:value-type="string">
            <text:p text:style-name="P1">&lt;&lt;descrição do fluxo de eventos, usando formato enumerado&gt;&gt; </text:p>
          </table:table-cell>
        </table:table-row>
      </table:table>
      <text:p text:style-name="P21"><text:span text:style-name="SemanticAnnotation-ref-hf002"><text:span text:style-name="T1"/></text:span></text:p>
      <text:p text:style-name="P19"><text:span text:style-name="SemanticAnnotation-ref-hf002"><text:span text:style-name="T3">Fluxos de Eventos Variantes</text:span></text:span></text:p>
      <table:table table:name="Tabela4" table:style-name="Tabela4">
        <table:table-column table:style-name="Tabela4.A"/>
        <table:table-column table:style-name="Tabela4.B"/>
        <table:table-column table:style-name="Tabela4.C"/>
        <table:table-row>
          <table:table-cell table:style-name="Tabela4.A1" office:value-type="string">
            <text:p text:style-name="P3">Nome do Fluxo de Eventos Normal Relacionado</text:p>
          </table:table-cell>
          <table:table-cell table:style-name="Tabela4.A1" office:value-type="string">
            <text:p text:style-name="P2">Variante</text:p>
          </table:table-cell>
          <table:table-cell table:style-name="Tabela4.C1" office:value-type="string">
            <text:p text:style-name="P2">Descrição</text:p>
          </table:table-cell>
        </table:table-row>
        <table:table-row>
          <table:table-cell table:style-name="Tabela4.A2" office:value-type="string">
            <text:p text:style-name="P4">&lt;&lt;<text:span text:style-name="T13">nome do fluxo de eventos normal relacionado</text:span>&gt;&gt;</text:p>
          </table:table-cell>
          <table:table-cell table:style-name="Tabela4.A2" office:value-type="string">
            <text:p text:style-name="P1">&lt;&lt;passo do fluxo normal - denominação da variante&gt;&gt;</text:p>
          </table:table-cell>
          <table:table-cell table:style-name="Tabela4.C2" office:value-type="string">
            <text:p text:style-name="P1">&lt;&lt;descrição do fluxo de eventos, usando formato enumerado&gt;&gt; </text:p>
          </table:table-cell>
        </table:table-row>
      </table:table>
      <text:p text:style-name="P21"><text:span text:style-name="SemanticAnnotation-ref-hf002"><text:span text:style-name="T1"/></text:span></text:p>
      <text:p text:style-name="P19"><text:span text:style-name="SemanticAnnotation-ref-hf002"><text:span text:style-name="T3">Fluxos de Eventos de Exceção</text:span></text:span></text:p>
      <table:table table:name="Tabela5" table:style-name="Tabela5">
        <table:table-column table:style-name="Tabela5.A"/>
        <table:table-column table:style-name="Tabela5.B"/>
        <table:table-column table:style-name="Tabela5.C"/>
        <table:table-row>
          <table:table-cell table:style-name="Tabela5.A1" office:value-type="string">
            <text:p text:style-name="P3">Nome do Fluxo de Eventos Normal Relacionado</text:p>
          </table:table-cell>
          <table:table-cell table:style-name="Tabela5.A1" office:value-type="string">
            <text:p text:style-name="P2">Condição de Exceção</text:p>
          </table:table-cell>
          <table:table-cell table:style-name="Tabela5.C1" office:value-type="string">
            <text:p text:style-name="P2">Descrição</text:p>
          </table:table-cell>
        </table:table-row>
        <table:table-row>
          <table:table-cell table:style-name="Tabela5.A2" office:value-type="string">
            <text:p text:style-name="P4">&lt;&lt;<text:span text:style-name="T13">nome do fluxo de eventos normal relacionado</text:span>&gt;&gt;</text:p>
          </table:table-cell>
          <table:table-cell table:style-name="Tabela5.A2" office:value-type="string">
            <text:p text:style-name="P1">&lt;&lt;passo do fluxo normal - condição de exceção&gt;&gt;</text:p>
          </table:table-cell>
          <table:table-cell table:style-name="Tabela5.C2" office:value-type="string">
            <text:p text:style-name="P1">&lt;&lt;descrição do fluxo de eventos, usando formato enumerado&gt;&gt; </text:p>
          </table:table-cell>
        </table:table-row>
      </table:table>
      <text:p text:style-name="P21"><text:span text:style-name="SemanticAnnotation-ref-hf002"><text:span text:style-name="T1"/></text:span></text:p>
      <text:p text:style-name="P21"><text:span text:style-name="SemanticAnnotation-ref-hf002"><text:span text:style-name="T1"/></text:span></text:p>
      <text:p text:style-name="P21"><text:span text:style-name="SemanticAnnotation-ref-hf002"><text:span text:style-name="T3">Requisitos Relacionados: </text:span></text:span><text:span text:style-name="SemanticAnnotation-ref-hf002"><text:span text:style-name="T5">&lt;&lt;identificadores dos requisitos relacionados ao caso de uso, separados por vírgula&gt;&gt;</text:span></text:span></text:p>
      <text:p text:style-name="P21"><text:span text:style-name="SemanticAnnotation-ref-hf002"><text:span text:style-name="T3"/></text:span></text:p>
      <text:p text:style-name="P21"><text:span text:style-name="SemanticAnnotation-ref-hf002"><text:span text:style-name="T3">Classes Relacionadas: </text:span></text:span><text:span text:style-name="SemanticAnnotation-ref-hf002"><text:span text:style-name="T5">&lt;&lt;nomes das classes necessárias para tratar o caso de uso, separados por vírgula&gt;&gt;</text:span></text:span></text:p>
      <text:p text:style-name="P21"><text:span text:style-name="SemanticAnnotation-ref-hf002"><text:span text:style-name="T1"/></text:span></text:p>
      <text:p text:style-name="P31">4. Modelo Estrutural</text:p>
      <text:p text:style-name="P10"/>
      <text:p text:style-name="P8"><text:span text:style-name="SemanticAnnotation-ref-hf002"><text:span text:style-name="T4">O modelo conceitual estrutural visa capturar e descrever as informações (classes, associações e atributos) que o sistema deve representar para prover as funcionalidades descritas na seção anterior. A seguir, são apresentados os diagramas de classes de cada um dos subsistemas identificados no contexto deste projeto. Na seção 6 – Glossário de Projeto – são apresentadas as descrições das classes presentes nos diagramas apresentados nesta seção.</text:span></text:span></text:p>
      <text:p text:style-name="P8"><text:span text:style-name="SemanticAnnotation-ref-hf002"><text:span text:style-name="T2"/></text:span></text:p>
      <text:p text:style-name="P28">4.1 - Subsistema <text:s/>&lt;&lt;nome do subsistema&gt;&gt;</text:p>
      <text:p text:style-name="Standard"/>
      <text:p text:style-name="P10">A Figura X apresenta o diagrama de classes do subsistema &lt;&lt;nome do subsistema&gt;&gt;. </text:p>
      <text:p text:style-name="P10"/>
      <text:p text:style-name="P13"/>
      <text:p text:style-name="P32">&lt;&lt;diagrama de classes do subsistema&gt;&gt;</text:p>
      <text:p text:style-name="P15"><text:span text:style-name="SemanticAnnotation-ref-hf002"><text:span text:style-name="T6">Figura X – Diagrama de Classes do Subsistema &lt;&lt;nome do subsistema&gt;&gt;.</text:span></text:span></text:p>
      <text:p text:style-name="P16"><text:span text:style-name="SemanticAnnotation-ref-hf002"><text:span text:style-name="T2"><text:tab/></text:span></text:span></text:p>
      <text:p text:style-name="P16"><text:span text:style-name="SemanticAnnotation-ref-hf002"><text:span text:style-name="T4"><text:tab/>As seguintes restrições de integridade devem ser observadas:</text:span></text:span></text:p>
      <text:list xml:id="list29460158" text:style-name="L1">
        <text:list-item>
          <text:p text:style-name="P38"><text:span text:style-name="SemanticAnnotation-ref-hf002"><text:span text:style-name="T4">&lt;&lt;texto da RI-1&gt;&gt;</text:span></text:span></text:p>
        </text:list-item>
        <text:list-item>
          <text:p text:style-name="P38"><text:span text:style-name="SemanticAnnotation-ref-hf002"><text:span text:style-name="T4">&lt;&lt;texto da RI-n&gt;&gt;</text:span></text:span></text:p>
        </text:list-item>
      </text:list>
      <text:p text:style-name="P31">5. Modelo Dinâmico</text:p>
      <text:p text:style-name="P10"/>
      <text:p text:style-name="P8"><text:span text:style-name="SemanticAnnotation-ref-hf002"><text:span text:style-name="T4">O modelo dinâmico visa capturar o comportamento dinâmico do sistema. A seguir, são apresentados os diagramas de estados elaborados no contexto deste projeto.</text:span></text:span></text:p>
      <text:p text:style-name="P8"><text:span text:style-name="SemanticAnnotation-ref-hf002"><text:span text:style-name="T2"/></text:span></text:p>
      <text:p text:style-name="P8">A Figura X apresenta o diagrama de estados da classe &lt;&lt;nome da classe&gt;&gt; do subsistema &lt;&lt;nome do subsistema&gt;&gt;. </text:p>
      <text:p text:style-name="P10"/>
      <text:p text:style-name="P13"/>
      <text:p text:style-name="P32">&lt;&lt;diagrama de estados&gt;&gt;</text:p>
      <text:p text:style-name="P15"><text:span text:style-name="SemanticAnnotation-ref-hf002"><text:span text:style-name="T6">Figura X – Diagrama de Estados da Classe &lt;&lt;nome da classe&gt;&gt;.</text:span></text:span></text:p>
      <text:p text:style-name="P16"><text:span text:style-name="SemanticAnnotation-ref-hf002"><text:span text:style-name="T2"><text:tab/></text:span></text:span></text:p>
      <text:p text:style-name="P16"><text:span text:style-name="SemanticAnnotation-ref-hf002"><text:span text:style-name="T2"/></text:span></text:p>
      <text:p text:style-name="P30">6. Glossário de Projeto</text:p>
      <text:p text:style-name="P10"/>
      <text:p text:style-name="P9"><text:span text:style-name="SemanticAnnotation-ref-hf002"><text:span text:style-name="T4">Esta seção apresenta as definições dos principais conceitos envolvidos no projeto. Essas definições estão organizadas por subsistema.</text:span></text:span></text:p>
      <text:p text:style-name="P16"><text:span text:style-name="SemanticAnnotation-ref-hf002"><text:span text:style-name="T4"/></text:span></text:p>
      <text:p text:style-name="P24"><text:span text:style-name="SemanticAnnotation-ref-hf002"><text:span text:style-name="T8">6.1 - Subsistema <text:s/>&lt;&lt;nome do subsistema&gt;&gt;</text:span></text:span></text:p>
      <text:p text:style-name="P16"><text:span text:style-name="SemanticAnnotation-ref-hf002"><text:span text:style-name="T4"/></text:span></text:p>
      <text:list xml:id="list29459885" text:style-name="L2">
        <text:list-item>
          <text:p text:style-name="P39">&lt;&lt;nome da classe&gt;&gt;<text:span text:style-name="T16">: descrição da classe</text:span></text:p>
        </text:list-item>
        <text:list-item>
          <text:p text:style-name="P40"/>
        </text:list-item>
      </text:list>
      <text:list xml:id="list29465745" text:style-name="L3">
        <text:list-header>
          <text:p text:style-name="P41"><text:span text:style-name="SemanticAnnotation-ref-hf002"><text:span text:style-name="T4"/></text:span></text:p>
          <text:p text:style-name="P41"><text:span text:style-name="SemanticAnnotation-ref-hf002"><text:span text:style-name="T4"/></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Wedgie Medium" svg:font-family="'Wedgie Medium'"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ext-autospace="none">
        <style:tab-stops>
          <style:tab-stop style:position="7.795cm" style:type="center"/>
          <style:tab-stop style:position="15.589cm" style:type="right"/>
        </style:tab-stops>
      </style:paragraph-properties>
      <style:text-properties style:font-name="Wedgie Medium" fo:font-size="11pt" style:font-size-asian="11pt" style:font-size-complex="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emanticAnnotation-ref-hf001" style:family="text">
      <style:text-properties fo:background-color="transparent"/>
    </style:style>
    <style:style style:name="Fonte_20_parág._20_padrão" style:display-name="Fonte parág. padrão" style:family="text"/>
    <style:style style:name="SemanticAnnotation-ref-hf002" style:family="text" style:parent-style-name="Fonte_20_parág._20_padrão">
      <style:text-properties fo:language="en" fo:country="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initial-creator>Ricardo de Almeida Falbo</meta:initial-creator>
    <meta:creation-date>2010-10-14T06:29:39</meta:creation-date>
    <dc:creator>Ricardo Falbo</dc:creator>
    <dc:date>2011-04-19T09:41:13.20</dc:date>
    <dc:language>pt-BR</dc:language>
    <meta:editing-cycles>30</meta:editing-cycles>
    <meta:editing-duration>PT6H14M59S</meta:editing-duration>
    <meta:document-statistic meta:table-count="8" meta:image-count="0" meta:object-count="0" meta:page-count="6" meta:paragraph-count="114" meta:word-count="1016" meta:character-count="6622"/>
    <meta:user-defined meta:name="Informações 1"/>
    <meta:user-defined meta:name="Informações 2"/>
    <meta:user-defined meta:name="Informações 3"/>
    <meta:user-defined meta:name="Informações 4"/>
  </office:meta>
</office:document-meta>
</file>